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6f53" officeooo:paragraph-rsid="00056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1:12:13.764492529</dc:date>
    <dc:creator>David Johnsson</dc:creator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0.3.2$Linux_X86_64 LibreOffice_project/00m0$Build-2</meta:generator>
  </office:meta>
</office:document-meta>
</file>